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144428" officeooo:paragraph-rsid="00144428" style:font-size-asian="28pt" style:font-size-complex="28pt"/>
    </style:style>
    <style:style style:name="P2" style:family="paragraph" style:parent-style-name="Standard">
      <style:paragraph-properties fo:break-before="page"/>
      <style:text-properties fo:font-size="28pt" officeooo:rsid="00144428" officeooo:paragraph-rsid="00144428" style:font-size-asian="28pt" style:font-size-complex="28pt"/>
    </style:style>
    <style:style style:name="P3" style:family="paragraph" style:parent-style-name="Standard" style:list-style-name="L1">
      <style:text-properties officeooo:paragraph-rsid="00144428"/>
    </style:style>
    <style:style style:name="P4" style:family="paragraph" style:parent-style-name="Standard">
      <style:text-properties fo:font-size="28pt" officeooo:rsid="00144428" officeooo:paragraph-rsid="00144428" style:font-size-asian="28pt" style:font-size-complex="28pt"/>
    </style:style>
    <style:style style:name="P5" style:family="paragraph" style:parent-style-name="Standard" style:list-style-name="L1">
      <style:text-properties fo:font-size="28pt" officeooo:rsid="00144428" officeooo:paragraph-rsid="00144428" style:font-size-asian="28pt" style:font-size-complex="28pt"/>
    </style:style>
    <style:style style:name="P6" style:family="paragraph" style:parent-style-name="Standard" style:list-style-name="L1">
      <style:text-properties fo:font-size="28pt" officeooo:rsid="00144428" officeooo:paragraph-rsid="00186418" style:font-size-asian="28pt" style:font-size-complex="28pt"/>
    </style:style>
    <style:style style:name="P7" style:family="paragraph" style:parent-style-name="Standard" style:list-style-name="L1">
      <style:text-properties fo:font-size="28pt" officeooo:rsid="00144428" officeooo:paragraph-rsid="001586ef" style:font-size-asian="28pt" style:font-size-complex="28pt"/>
    </style:style>
    <style:style style:name="P8" style:family="paragraph" style:parent-style-name="Standard" style:list-style-name="L1">
      <style:text-properties fo:font-size="28pt" officeooo:rsid="00144428" officeooo:paragraph-rsid="001d68ab" style:font-size-asian="28pt" style:font-size-complex="28pt"/>
    </style:style>
    <style:style style:name="P9" style:family="paragraph" style:parent-style-name="Standard">
      <style:text-properties fo:font-size="28pt" officeooo:rsid="00144428" officeooo:paragraph-rsid="001d68ab" style:font-size-asian="28pt" style:font-size-complex="28pt"/>
    </style:style>
    <style:style style:name="P10" style:family="paragraph" style:parent-style-name="Standard" style:list-style-name="L1">
      <style:text-properties fo:font-size="28pt" officeooo:rsid="001cbdfc" officeooo:paragraph-rsid="00144428" style:font-size-asian="28pt" style:font-size-complex="28pt"/>
    </style:style>
    <style:style style:name="P11" style:family="paragraph" style:parent-style-name="Standard" style:list-style-name="L1">
      <style:text-properties fo:font-size="28pt" officeooo:rsid="001cbdfc" officeooo:paragraph-rsid="001cbdfc" style:font-size-asian="28pt" style:font-size-complex="28pt"/>
    </style:style>
    <style:style style:name="P12" style:family="paragraph" style:parent-style-name="Standard" style:list-style-name="L1">
      <style:text-properties officeooo:rsid="00172cb8" officeooo:paragraph-rsid="00172cb8"/>
    </style:style>
    <style:style style:name="P13" style:family="paragraph" style:parent-style-name="Standard" style:list-style-name="L1">
      <style:text-properties officeooo:rsid="001b5711" officeooo:paragraph-rsid="001b5711"/>
    </style:style>
    <style:style style:name="P14" style:family="paragraph" style:parent-style-name="Standard">
      <style:text-properties fo:font-size="17pt" officeooo:rsid="00144428" officeooo:paragraph-rsid="001d68ab" style:font-size-asian="17pt" style:font-size-complex="17pt"/>
    </style:style>
    <style:style style:name="P15" style:family="paragraph" style:parent-style-name="Standard">
      <style:paragraph-properties fo:break-before="page"/>
      <style:text-properties fo:font-size="28pt" officeooo:rsid="00144428" officeooo:paragraph-rsid="00144428" style:font-size-asian="28pt" style:font-size-complex="28pt"/>
    </style:style>
    <style:style style:name="P16" style:family="paragraph" style:parent-style-name="Standard" style:list-style-name="L1">
      <style:paragraph-properties fo:break-before="page"/>
      <style:text-properties fo:font-size="28pt" officeooo:rsid="00144428" officeooo:paragraph-rsid="001d68ab" style:font-size-asian="28pt" style:font-size-complex="28pt"/>
    </style:style>
    <style:style style:name="P17" style:family="paragraph" style:parent-style-name="Standard">
      <style:paragraph-properties fo:break-before="page"/>
      <style:text-properties fo:font-size="28pt" officeooo:rsid="00144428" officeooo:paragraph-rsid="001d68ab" style:font-size-asian="28pt" style:font-size-complex="28pt"/>
    </style:style>
    <style:style style:name="P18" style:family="paragraph" style:parent-style-name="Standard">
      <style:paragraph-properties fo:break-before="page"/>
      <style:text-properties fo:font-size="17pt" officeooo:rsid="00144428" officeooo:paragraph-rsid="001d68ab" style:font-size-asian="17pt" style:font-size-complex="17pt"/>
    </style:style>
    <style:style style:name="T1" style:family="text">
      <style:text-properties fo:font-size="28pt" style:font-size-asian="28pt" style:font-size-complex="28pt"/>
    </style:style>
    <style:style style:name="T2" style:family="text">
      <style:text-properties fo:font-size="28pt" officeooo:rsid="00144428" style:font-size-asian="28pt" style:font-size-complex="28pt"/>
    </style:style>
    <style:style style:name="T3" style:family="text">
      <style:text-properties fo:font-size="28pt" officeooo:rsid="00164733" style:font-size-asian="28pt" style:font-size-complex="28pt"/>
    </style:style>
    <style:style style:name="T4" style:family="text">
      <style:text-properties fo:font-size="28pt" officeooo:rsid="0016fdeb" style:font-size-asian="28pt" style:font-size-complex="28pt"/>
    </style:style>
    <style:style style:name="T5" style:family="text">
      <style:text-properties fo:font-size="28pt" officeooo:rsid="0017db84" style:font-size-asian="28pt" style:font-size-complex="28pt"/>
    </style:style>
    <style:style style:name="T6" style:family="text">
      <style:text-properties officeooo:rsid="001586ef"/>
    </style:style>
    <style:style style:name="T7" style:family="text">
      <style:text-properties officeooo:rsid="00186418"/>
    </style:style>
    <style:style style:name="T8" style:family="text">
      <style:text-properties fo:font-weight="bold" style:font-weight-asian="bold" style:font-weight-complex="bold"/>
    </style:style>
    <style:style style:name="T9" style:family="text">
      <style:text-properties officeooo:rsid="001d68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list xml:id="list3574233024" text:style-name="L1">
        <text:list-item>
          <text:p text:style-name="P3"><text:span text:style-name="T2">Preset MySQL configuration, </text:span><text:span text:style-name="T5">and tooling</text:span></text:p>
        </text:list-item>
      </text:list>
      <text:p text:style-name="P2"/>
      <text:p text:style-name="P1"/>
      <text:p text:style-name="P1"/>
      <text:p text:style-name="P1"/>
      <text:p text:style-name="P1"/>
      <text:p text:style-name="P1"/>
      <text:list xml:id="list154425461249436" text:continue-numbering="true" text:style-name="L1">
        <text:list-item>
          <text:p text:style-name="P5">`innodb_data_file_path` can now reside anywhere!</text:p>
        </text:list-item>
        <text:list-item>
          <text:p text:style-name="P5">System tablespace changes</text:p>
        </text:list-item>
      </text:list>
      <text:p text:style-name="P1"/>
      <text:p text:style-name="P2"/>
      <text:p text:style-name="P1"/>
      <text:p text:style-name="P1"/>
      <text:p text:style-name="P1"/>
      <text:p text:style-name="P1"/>
      <text:p text:style-name="P1"/>
      <text:list xml:id="list154424646094989" text:continue-numbering="true" text:style-name="L1">
        <text:list-item>
          <text:p text:style-name="P5">First step before upgrading: output and compare the global system variables</text:p>
        </text:list-item>
      </text:list>
      <text:p text:style-name="P1"/>
      <text:list xml:id="list154424763221806" text:continue-numbering="true" text:style-name="L1">
        <text:list-item>
          <text:p text:style-name="P16">utf8mb4</text:p>
          <text:list>
            <text:list-item>
              <text:p text:style-name="P8">Improvements of the collation<text:tab/></text:p>
            </text:list-item>
            <text:list-item>
              <text:p text:style-name="P8">Connection configuration</text:p>
            </text:list-item>
            <text:list-item>
              <text:p text:style-name="P8">Collation coercion, and issues `general` &lt;&gt; `0900_ai`</text:p>
              <text:list>
                <text:list-item>
                  <text:p text:style-name="P8">Case 1: Success (3 &lt;&gt; 4_impl_ä)</text:p>
                </text:list-item>
                <text:list-item>
                  <text:p text:style-name="P8">Case 2: Success (3 &lt;&gt; 4_expl_pizza)</text:p>
                </text:list-item>
                <text:list-item>
                  <text:p text:style-name="P8">Case 3: Failure (3 &lt;&gt; 4_impl_pizza)</text:p>
                </text:list-item>
                <text:list-item>
                  <text:p text:style-name="P8">Case 4: Other failure (4_col_gen &lt;&gt; 4_col_0900)</text:p>
                </text:list-item>
              </text:list>
            </text:list-item>
            <text:list-item>
              <text:p text:style-name="P8">Issues with `0900_ai` collation padding</text:p>
            </text:list-item>
            <text:list-item>
              <text:p text:style-name="P8">Issue with triggers</text:p>
            </text:list-item>
            <text:list-item>
              <text:p text:style-name="P8">Behavior with indexes</text:p>
            </text:list-item>
            <text:list-item>
              <text:p text:style-name="P8">Consequences of the increase in (potential) size of char columns</text:p>
            </text:list-item>
            <text:list-item>
              <text:p text:style-name="P8">Mac Homebrew default collation</text:p>
            </text:list-item>
          </text:list>
        </text:list-item>
      </text:list>
      <text:p text:style-name="P18"/>
      <text:p text:style-name="P14">Formal rules from the SQL (2003) standard (section 8.2):</text:p>
      <text:p text:style-name="P14"/>
      <text:p text:style-name="P14">3) The comparison of two character strings is determined as follows:</text:p>
      <text:p text:style-name="P14"/>
      <text:p text:style-name="P14">a) Let CS be the collation as determined by Subclause 9.13, “Collation determination”, for the declared types of the two character strings.</text:p>
      <text:p text:style-name="P14"/>
      <text:p text:style-name="P14">b) <text:span text:style-name="T8">If the length in characters of X is not equal to the length in characters of Y, then the shorter string is effectively replaced, for the purposes of comparison, with a copy of itself that has been extended to the length of the longer string by concatenation on the right of one or more pad characters</text:span> where the pad character is chosen based on CS. <text:span text:style-name="T8">If CS has the NO PAD characteristic, then the pad character is an implementation-dependent character</text:span> <text:span text:style-name="T9">d</text:span>ifferent from any character in the character set of X and Y that collates less than any string under CS. Otherwise, the pad character is a <text:span text:style-name="T8">space</text:span>.</text:p>
      <text:p text:style-name="P14"/>
      <text:p text:style-name="P14">c) The result of the comparison of X and Y is given by the collation CS.</text:p>
      <text:p text:style-name="P14"/>
      <text:p text:style-name="P14">d) Depending on the collation, two strings may compare as equal even if they are of different lengths or contain different sequences of characters. When any of the operations MAX, MIN, and DISTINCT reference a grouping column, and the UNION, EXCEPT, and INTERSECT operators refer to character strings, the specific value selected by these operations from a set of such equal values is implementation-dependent.</text:p>
      <text:p text:style-name="P9"/>
      <text:p text:style-name="P17"/>
      <text:p text:style-name="P1"/>
      <text:p text:style-name="P1"/>
      <text:p text:style-name="P1"/>
      <text:p text:style-name="P1"/>
      <text:list xml:id="list154425056025074" text:continue-numbering="true" text:style-name="L1">
        <text:list-item>
          <text:p text:style-name="P5">SQL mode: `NO_AUTO_CREATE_USER`</text:p>
        </text:list-item>
      </text:list>
      <text:p text:style-name="P1"/>
      <text:p text:style-name="P2"/>
      <text:p text:style-name="P1"/>
      <text:p text:style-name="P1"/>
      <text:p text:style-name="P1"/>
      <text:p text:style-name="P1"/>
      <text:p text:style-name="P1"/>
      <text:list xml:id="list154424826659803" text:continue-numbering="true" text:style-name="L1">
        <text:list-item>
          <text:p text:style-name="P5">Skip scan range</text:p>
          <text:list>
            <text:list-item>
              <text:p text:style-name="P12"><text:span text:style-name="T2">B</text:span><text:span text:style-name="T1">+tree structure</text:span></text:p>
            </text:list-item>
            <text:list-item>
              <text:p text:style-name="P5">Loose index scan</text:p>
            </text:list-item>
          </text:list>
        </text:list-item>
      </text:list>
      <text:p text:style-name="P1"/>
      <text:p text:style-name="P2"/>
      <text:p text:style-name="P1"/>
      <text:p text:style-name="P1"/>
      <text:p text:style-name="P1"/>
      <text:p text:style-name="P1"/>
      <text:p text:style-name="P1"/>
      <text:list xml:id="list154425607260788" text:continue-numbering="true" text:style-name="L1">
        <text:list-item>
          <text:p text:style-name="P6">H<text:span text:style-name="T7">ash join</text:span></text:p>
          <text:list>
            <text:list-item>
              <text:p text:style-name="P7">I<text:span text:style-name="T6">ssues with EXPLAIN</text:span></text:p>
            </text:list-item>
          </text:list>
        </text:list-item>
      </text:list>
      <text:p text:style-name="P1"/>
      <text:p text:style-name="P2"/>
      <text:p text:style-name="P1"/>
      <text:p text:style-name="P1"/>
      <text:p text:style-name="P1"/>
      <text:p text:style-name="P1"/>
      <text:p text:style-name="P1"/>
      <text:p text:style-name="P1"/>
      <text:list xml:id="list154426318260042" text:continue-numbering="true" text:style-name="L1">
        <text:list-item>
          <text:p text:style-name="P5">`information_schema_stats_expiry`</text:p>
        </text:list-item>
      </text:list>
      <text:p text:style-name="P1"/>
      <text:p text:style-name="P2"/>
      <text:p text:style-name="P1"/>
      <text:p text:style-name="P1"/>
      <text:p text:style-name="P1"/>
      <text:p text:style-name="P1"/>
      <text:p text:style-name="P1"/>
      <text:p text:style-name="P1"/>
      <text:list xml:id="list154424419144504" text:continue-numbering="true" text:style-name="L1">
        <text:list-item>
          <text:p text:style-name="P5">`innodb_flush_neighbors`</text:p>
        </text:list-item>
      </text:list>
      <text:p text:style-name="P1"/>
      <text:p text:style-name="P2"/>
      <text:p text:style-name="P1"/>
      <text:p text:style-name="P1"/>
      <text:p text:style-name="P1"/>
      <text:p text:style-name="P1"/>
      <text:p text:style-name="P1"/>
      <text:list xml:id="list154426007123370" text:continue-numbering="true" text:style-name="L1">
        <text:list-item>
          <text:p text:style-name="P5">`innodb_max_dirty_pages_pct_lwm`, `innodb_max_dirty_pages_pct`</text:p>
        </text:list-item>
      </text:list>
      <text:p text:style-name="P1"/>
      <text:p text:style-name="P2"/>
      <text:p text:style-name="P1"/>
      <text:p text:style-name="P1"/>
      <text:p text:style-name="P1"/>
      <text:p text:style-name="P1"/>
      <text:p text:style-name="P1"/>
      <text:list xml:id="list154425415694646" text:continue-numbering="true" text:style-name="L1">
        <text:list-item>
          <text:p text:style-name="P5">GROUP BY is now unsorted (not implicitly sorted)</text:p>
          <text:list>
            <text:list-item>
              <text:p text:style-name="P5">SQL overview</text:p>
            </text:list-item>
            <text:list-item>
              <text:p text:style-name="P5">Searching `GROUP BY`s without `ORDER` in the codebase</text:p>
            </text:list-item>
          </text:list>
        </text:list-item>
      </text:list>
      <text:p text:style-name="P1"/>
      <text:p text:style-name="P2"/>
      <text:p text:style-name="P1"/>
      <text:p text:style-name="P1"/>
      <text:p text:style-name="P1"/>
      <text:p text:style-name="P1"/>
      <text:p text:style-name="P1"/>
      <text:list xml:id="list154426150052844" text:continue-numbering="true" text:style-name="L1">
        <text:list-item>
          <text:p text:style-name="P5">TempTable engine</text:p>
        </text:list-item>
      </text:list>
      <text:p text:style-name="P1"/>
      <text:p text:style-name="P2"/>
      <text:p text:style-name="P1"/>
      <text:p text:style-name="P1"/>
      <text:p text:style-name="P1"/>
      <text:p text:style-name="P1"/>
      <text:p text:style-name="P1"/>
      <text:p text:style-name="P1"/>
      <text:list xml:id="list154425134050052" text:continue-numbering="true" text:style-name="L1">
        <text:list-item>
          <text:p text:style-name="P13"><text:span text:style-name="T2">S</text:span><text:span text:style-name="T1">chema migration tool issues</text:span></text:p>
        </text:list-item>
      </text:list>
      <text:p text:style-name="P1"/>
      <text:p text:style-name="P2"/>
      <text:p text:style-name="P1"/>
      <text:p text:style-name="P1"/>
      <text:p text:style-name="P1"/>
      <text:p text:style-name="P1"/>
      <text:p text:style-name="P1"/>
      <text:p text:style-name="P1"/>
      <text:list xml:id="list154424480894029" text:continue-numbering="true" text:style-name="L1">
        <text:list-item>
          <text:p text:style-name="P5">Questions time</text:p>
        </text:list-item>
      </text:list>
      <text:p text:style-name="P1"/>
      <text:p text:style-name="P2"/>
      <text:p text:style-name="P1"/>
      <text:p text:style-name="P1"/>
      <text:p text:style-name="P1"/>
      <text:p text:style-name="P1"/>
      <text:p text:style-name="P1"/>
      <text:list xml:id="list154425452533122" text:continue-numbering="true" text:style-name="L1">
        <text:list-item>
          <text:p text:style-name="P10">Thanks</text:p>
          <text:list>
            <text:list-item>
              <text:p text:style-name="P11">Oracle</text:p>
            </text:list-item>
            <text:list-item>
              <text:p text:style-name="P11">Ticketsolve</text:p>
            </text:list-item>
            <text:list-item>
              <text:p text:style-name="P11">Jeremy Cole, Guilhem Bichot</text:p>
            </text:list-item>
          </text:list>
        </text:list-item>
      </text:list>
      <text:p text:style-name="P2"/>
      <text:p text:style-name="P1"/>
      <text:p text:style-name="P1"/>
      <text:p text:style-name="P1"/>
      <text:p text:style-name="P1"/>
      <text:p text:style-name="P1"/>
      <text:list xml:id="list154424817281487" text:continue-numbering="true" text:style-name="L1">
        <text:list-item>
          <text:p text:style-name="P3"><text:span text:style-name="T2">E</text:span><text:span text:style-name="T3">xtra</text:span><text:span text:style-name="T2">: Turbocharge MySQL write capacity using an NVRAM device, or /dev/shm (tmpfs) in dev environments</text:span></text:p>
        </text:list-item>
      </text:list>
      <text:p text:style-name="P1"/>
      <text:p text:style-name="P2"/>
      <text:p text:style-name="P1"/>
      <text:p text:style-name="P1"/>
      <text:p text:style-name="P1"/>
      <text:p text:style-name="P1"/>
      <text:p text:style-name="P1"/>
      <text:p text:style-name="P1"/>
      <text:list xml:id="list154425237804598" text:continue-numbering="true" text:style-name="L1">
        <text:list-item>
          <text:p text:style-name="P3"><text:span text:style-name="T2">E</text:span><text:span text:style-name="T4">xtra</text:span><text:span text:style-name="T2">: Negative regex (for GROUP B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27T14:33:21.490148826</meta:creation-date>
    <dc:date>2020-01-27T15:43:52.356403680</dc:date>
    <meta:editing-duration>PT29M30S</meta:editing-duration>
    <meta:editing-cycles>11</meta:editing-cycles>
    <meta:generator>LibreOffice/6.3.4.2$Linux_X86_64 LibreOffice_project/30$Build-2</meta:generator>
    <meta:document-statistic meta:table-count="0" meta:image-count="0" meta:object-count="0" meta:page-count="18" meta:paragraph-count="44" meta:word-count="430" meta:character-count="2587" meta:non-whitespace-character-count="2238"/>
  </office:meta>
</office:document-meta>
</file>